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010000003900000025942FE68407EF814A.png" manifest:media-type="image/png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3900000025560236F84D54962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556in" style:rel-column-width="16210*"/>
    </style:style>
    <style:style style:name="Table2.B" style:family="table-column">
      <style:table-column-properties style:column-width="5.0375in" style:rel-column-width="4932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text-properties officeooo:paragraph-rsid="00a669c4"/>
    </style:style>
    <style:style style:name="P4" style:family="paragraph" style:parent-style-name="Standard">
      <style:text-properties officeooo:rsid="00ab096f" officeooo:paragraph-rsid="00aa96aa"/>
    </style:style>
    <style:style style:name="P5" style:family="paragraph" style:parent-style-name="Standard">
      <style:paragraph-properties fo:margin-top="0in" fo:margin-bottom="0.0783in" loext:contextual-spacing="false" fo:line-height="115%"/>
      <style:text-properties officeooo:paragraph-rsid="009a350a"/>
    </style:style>
    <style:style style:name="P6" style:family="paragraph" style:parent-style-name="Table_20_Contents">
      <style:text-properties officeooo:rsid="009f46da" officeooo:paragraph-rsid="00a669c4"/>
    </style:style>
    <style:style style:name="P7" style:family="paragraph" style:parent-style-name="Text_20_body">
      <style:text-properties officeooo:rsid="009ee003" officeooo:paragraph-rsid="00a669c4"/>
    </style:style>
    <style:style style:name="P8" style:family="paragraph" style:parent-style-name="Text_20_body">
      <style:text-properties officeooo:rsid="009ee003" officeooo:paragraph-rsid="00aa96aa"/>
    </style:style>
    <style:style style:name="P9" style:family="paragraph" style:parent-style-name="Text_20_body">
      <style:text-properties officeooo:rsid="009f46da" officeooo:paragraph-rsid="00a7f11e"/>
    </style:style>
    <style:style style:name="P10" style:family="paragraph" style:parent-style-name="Text_20_body">
      <style:text-properties officeooo:rsid="00a7f11e" officeooo:paragraph-rsid="00a7f11e"/>
    </style:style>
    <style:style style:name="P11" style:family="paragraph" style:parent-style-name="Text_20_body">
      <style:text-properties officeooo:rsid="00aa96aa" officeooo:paragraph-rsid="00aa96aa"/>
    </style:style>
    <style:style style:name="P12" style:family="paragraph" style:parent-style-name="Text_20_body" style:master-page-name="">
      <style:paragraph-properties style:page-number="auto"/>
      <style:text-properties officeooo:rsid="009ee003" officeooo:paragraph-rsid="009ee003"/>
    </style:style>
    <style:style style:name="P13" style:family="paragraph" style:parent-style-name="Text_20_body">
      <style:text-properties officeooo:rsid="00aa1093" officeooo:paragraph-rsid="00a7f11e"/>
    </style:style>
    <style:style style:name="P14" style:family="paragraph" style:parent-style-name="Text_20_body" style:list-style-name="L1">
      <style:text-properties officeooo:rsid="00a7f89b" officeooo:paragraph-rsid="00aa96aa"/>
    </style:style>
    <style:style style:name="P15" style:family="paragraph" style:parent-style-name="Heading_20_2">
      <style:paragraph-properties fo:margin-top="0.0783in" fo:margin-bottom="0.0783in" loext:contextual-spacing="false"/>
      <style:text-properties officeooo:rsid="00aa1093" officeooo:paragraph-rsid="009ee003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aa1093" officeooo:paragraph-rsid="00a669c4" style:font-weight-asian="bold" style:font-weight-complex="bold"/>
    </style:style>
    <style:style style:name="P17" style:family="paragraph" style:parent-style-name="Table_20_Contents">
      <style:text-properties fo:font-weight="bold" officeooo:rsid="00aa1093" officeooo:paragraph-rsid="00a669c4" style:font-weight-asian="bold" style:font-weight-complex="bold"/>
    </style:style>
    <style:style style:name="P18" style:family="paragraph" style:parent-style-name="Table_20_Contents">
      <style:text-properties officeooo:rsid="00aa1093" officeooo:paragraph-rsid="00a669c4"/>
    </style:style>
    <style:style style:name="P19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aa1093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aa1093" style:font-size-asian="12pt" style:font-style-asian="normal" style:font-weight-asian="normal" style:font-style-complex="normal"/>
    </style:style>
    <style:style style:name="T7" style:family="text">
      <style:text-properties style:font-name="Ubuntu" fo:font-size="12pt" fo:font-style="italic" fo:font-weight="normal" officeooo:rsid="00aa1093" style:font-size-asian="12pt" style:font-style-asian="italic" style:font-weight-asian="normal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a1093" style:font-weight-asian="bold" style:font-weight-complex="bold"/>
    </style:style>
    <style:style style:name="T10" style:family="text">
      <style:text-properties fo:font-weight="normal" officeooo:rsid="00a7f11e" style:font-weight-asian="normal" style:font-weight-complex="normal"/>
    </style:style>
    <style:style style:name="T11" style:family="text">
      <style:text-properties fo:font-weight="normal" officeooo:rsid="00aa1093" style:font-weight-asian="normal" style:font-weight-complex="normal"/>
    </style:style>
    <style:style style:name="T12" style:family="text">
      <style:text-properties officeooo:rsid="00a669c4"/>
    </style:style>
    <style:style style:name="T13" style:family="text">
      <style:text-properties officeooo:rsid="00aa109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ac063b" style:font-style-asian="italic" style:font-style-complex="italic"/>
    </style:style>
    <style:style style:name="T16" style:family="text">
      <style:text-properties fo:font-style="italic" officeooo:rsid="00aa96aa" style:font-style-asian="italic" style:font-style-complex="italic"/>
    </style:style>
    <style:style style:name="T17" style:family="text">
      <style:text-properties fo:font-style="italic" fo:font-weight="normal" officeooo:rsid="00aa1093" style:font-style-asian="italic" style:font-weight-asian="normal" style:font-style-complex="italic" style:font-weight-complex="normal"/>
    </style:style>
    <style:style style:name="T18" style:family="text">
      <style:text-properties fo:font-style="normal" officeooo:rsid="00ac063b" style:font-style-asian="normal" style:font-style-complex="normal"/>
    </style:style>
    <style:style style:name="T19" style:family="text">
      <style:text-properties fo:font-style="normal" fo:font-weight="bold" officeooo:rsid="00aa1093" style:font-style-asian="normal" style:font-weight-asian="bold" style:font-style-complex="normal" style:font-weight-complex="bold"/>
    </style:style>
    <style:style style:name="T20" style:family="text">
      <style:text-properties officeooo:rsid="00aa96aa"/>
    </style:style>
    <style:style style:name="T21" style:family="text">
      <style:text-properties officeooo:rsid="00ac063b"/>
    </style:style>
    <style:style style:name="T2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x="0.0543in" svg:y="-0.5528in" svg:width="1.3047in" svg:height="0.639in" draw:z-index="0"><draw:image xlink:href="Pictures/10000201000002BD000001617FE31ABE9EB3BF02.png" xlink:type="simple" xlink:show="embed" xlink:actuate="onLoad"/></draw:frame><draw:frame text:anchor-type="paragraph" draw:z-index="1" draw:style-name="gr1" draw:text-style-name="P21" svg:width="5.6579in" svg:height="0.926in" svg:x="1.2728in" svg:y="-0.5055in"><draw:text-box><text:p text:style-name="P20"><text:span text:style-name="T22">Bagian: InaSAFE</text:span></text:p><text:p text:style-name="P20"><text:span text:style-name="T23">Modul : Menyiapkan analisis dari prinsip awal (Perencana)</text:span></text:p></draw:text-box></draw:frame><text:tab/></text:p>
      <text:p text:style-name="P2"/>
      <text:p text:style-name="P15"><draw:frame draw:style-name="fr1" draw:name="Image3" text:anchor-type="paragraph" svg:x="-0.7874in" svg:y="0.0874in" svg:width="0.5063in" svg:height="0.3319in" draw:z-index="2"><draw:image xlink:href="Pictures/10000438000004B600000318C21ACF48B81EA0B2.svg" xlink:type="simple" xlink:show="embed" xlink:actuate="onLoad"/><draw:image xlink:href="Pictures/100002010000003900000025560236F84D549620.png" xlink:type="simple" xlink:show="embed" xlink:actuate="onLoad"/></draw:frame>Panduan perencana kontingensi</text:p>
      <text:p text:style-name="P5"><text:span text:style-name="T2">“</text:span><text:span text:style-name="T5">Kita harus bersiap menghadapi banjir di Tandale! Gunakan panduan ini untuk membantu memetakan batas </text:span><text:span text:style-name="T7">ward </text:span><text:span text:style-name="T6">(desa) </text:span><text:span text:style-name="T4">.</text:span><text:span text:style-name="T3">”</text:span></text:p>
      <text:p text:style-name="P12"><text:span text:style-name="T9">Pembuat peta </text:span><text:span text:style-name="T19">desa</text:span><text:span text:style-name="T8">: </text:span><text:span text:style-name="T11">Anda perlu membuat lapisan desa yang mencakup seluruh citra Tandale dengan menggunakan persyaratan sebagai berikut</text:span><text:span text:style-name="T10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6">Lapisan Desa</text:p>
          </table:table-cell>
          <table:covered-table-cell/>
        </table:table-row>
        <table:table-row>
          <table:table-cell table:style-name="Table2.A2" office:value-type="string">
            <text:p text:style-name="P17">Nama</text:p>
          </table:table-cell>
          <table:table-cell table:style-name="Table2.B2" office:value-type="string">
            <text:p text:style-name="P6">tandale_<text:span text:style-name="T12">wards</text:span>.shp</text:p>
          </table:table-cell>
        </table:table-row>
        <table:table-row>
          <table:table-cell table:style-name="Table2.A2" office:value-type="string">
            <text:p text:style-name="P17">Tipe</text:p>
          </table:table-cell>
          <table:table-cell table:style-name="Table2.B2" office:value-type="string">
            <text:p text:style-name="P6">polygon</text:p>
          </table:table-cell>
        </table:table-row>
        <table:table-row>
          <table:table-cell table:style-name="Table2.A2" office:value-type="string">
            <text:p text:style-name="P17">Atribut yang dibutuhkan</text:p>
          </table:table-cell>
          <table:table-cell table:style-name="Table2.B2" office:value-type="string">
            <text:p text:style-name="P18">Nama</text:p>
          </table:table-cell>
        </table:table-row>
        <table:table-row>
          <table:table-cell table:style-name="Table2.A2" office:value-type="string">
            <text:p text:style-name="P17">Tipe atribut </text:p>
          </table:table-cell>
          <table:table-cell table:style-name="Table2.B2" office:value-type="string">
            <text:p text:style-name="P18">teks</text:p>
          </table:table-cell>
        </table:table-row>
        <table:table-row>
          <table:table-cell table:style-name="Table2.A2" office:value-type="string">
            <text:p text:style-name="P17">Panjang atribut</text:p>
          </table:table-cell>
          <table:table-cell table:style-name="Table2.B2" office:value-type="string">
            <text:p text:style-name="P6">80</text:p>
          </table:table-cell>
        </table:table-row>
        <table:table-row>
          <table:table-cell table:style-name="Table2.A2" office:value-type="string">
            <text:p text:style-name="P17">Catatan</text:p>
          </table:table-cell>
          <table:table-cell table:style-name="Table2.B2" office:value-type="string">
            <text:p text:style-name="P7"><text:span text:style-name="T11">Pastikan tidak ada poligan yang saling melewati (</text:span><text:span text:style-name="T17">overlap</text:span><text:span text:style-name="T11">) satu dengan yang lain, dan setiap poligon harus memiliki nama yang berbeda.</text:span></text:p>
          </table:table-cell>
        </table:table-row>
      </table:table>
      <text:p text:style-name="P3"/>
      <text:p text:style-name="Heading_20_2"><draw:frame draw:style-name="fr1" draw:name="Image2" text:anchor-type="paragraph" svg:x="-0.7992in" svg:y="0.1673in" svg:width="0.5063in" svg:height="0.3319in" draw:z-index="3"><draw:image xlink:href="Pictures/10000635000004B6000003184994C9551265E3E3.svg" xlink:type="simple" xlink:show="embed" xlink:actuate="onLoad"/><draw:image xlink:href="Pictures/100002010000003900000025942FE68407EF814A.png" xlink:type="simple" xlink:show="embed" xlink:actuate="onLoad"/></draw:frame><text:span text:style-name="T13">Tugas</text:span>:</text:p>
      <text:p text:style-name="P13">Rekam area desa menggunakan peta dasar tandale_imagery (gunakan nama dan batas administrasi fiktif)</text:p>
      <text:p text:style-name="P11">Rencanakan proses dijitasi sehingga tiap tim merekam area administrasi yang berbeda di wilayah studi.</text:p>
      <text:p text:style-name="P9"/>
      <text:p text:style-name="P11">Bergantianlah dengan anggota tim anda dalam mendijitasi masing-masing satu desa peranggota. Pastikan area desa tersebut tidak saling melewati.</text:p>
      <text:p text:style-name="P10"/>
      <text:p text:style-name="P8"><text:span text:style-name="T20">Saat lapisan anda telah terfinalisasi, akhiri proses editing dan gunakan kotak dialog </text:span><text:span text:style-name="T16">keyword </text:span><text:span text:style-name="T20">InaSAFEuntuk memberikan kata kunci yang sesuai pada lapisan yang telah anda buat.</text:span> <text:s/></text:p>
      <text:p text:style-name="P11">Kemudian bagikan data desa (<text:span text:style-name="T14">ward</text:span>) tersebut dengan anggota lain di kelompok anda.</text:p>
      <text:p text:style-name="P4">Ketika anda telah mendapatkan semua dataset keterpaparan dan agregasi, jalankan analisis <text:span text:style-name="T21">untuk setiap skenario berikut:</text:span></text:p>
      <text:list xml:id="list1577937774" text:style-name="L1">
        <text:list-item>
          <text:p text:style-name="P14"><text:span text:style-name="T21">Jalan terdampak banjir teragregasi oleh </text:span><text:span text:style-name="T18">desa (</text:span><text:span text:style-name="T15">ward</text:span><text:span text:style-name="T18">)</text:span></text:p>
        </text:list-item>
        <text:list-item>
          <text:p text:style-name="P14"><text:span text:style-name="T21">Bangunan terdampak banjir teragregasi oleh </text:span><text:span text:style-name="T18">desa (</text:span><text:span text:style-name="T15">ward</text:span><text:span text:style-name="T18">)</text:span></text:p>
        </text:list-item>
        <text:list-item>
          <text:p text:style-name="P14"><text:span text:style-name="T21">Penduduk terdampak banjir teragregasi oleh </text:span><text:span text:style-name="T18">desa (</text:span><text:span text:style-name="T15">ward</text:span><text:span text:style-name="T18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40M20S</meta:editing-duration>
    <meta:editing-cycles>85</meta:editing-cycles>
    <meta:generator>LibreOffice/5.4.0.3$Windows_x86 LibreOffice_project/7556cbc6811c9d992f4064ab9287069087d7f62c</meta:generator>
    <dc:date>2017-09-12T14:41:01.239000000</dc:date>
    <meta:document-statistic meta:table-count="1" meta:image-count="3" meta:object-count="0" meta:page-count="1" meta:paragraph-count="28" meta:word-count="198" meta:character-count="1428" meta:non-whitespace-character-count="1256"/>
  </office:meta>
</office:document-meta>
</file>